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9.7729"/>
          <table:table-cell office:value-type="float" office:value="29.348"/>
          <table:table-cell office:value-type="float" office:value="26.08"/>
          <table:table-cell office:value-type="float" office:value="0.0"/>
          <table:table-cell office:value-type="float" office:value="0.0"/>
          <table:table-cell office:value-type="float" office:value="179.0"/>
          <table:table-cell office:value-type="float" office:value="54865.0"/>
          <table:table-cell office:value-type="float" office:value="403357.0"/>
          <table:table-cell office:value-type="float" office:value="329807.0"/>
          <table:table-cell office:value-type="float" office:value="1195389.0"/>
          <table:table-cell office:value-type="float" office:value="309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8.55561"/>
          <table:table-cell office:value-type="float" office:value="8.058"/>
          <table:table-cell office:value-type="float" office:value="4.91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114.0"/>
          <table:table-cell office:value-type="float" office:value="116710.0"/>
          <table:table-cell office:value-type="float" office:value="329807.0"/>
          <table:table-cell office:value-type="float" office:value="1195389.0"/>
          <table:table-cell office:value-type="float" office:value="314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3.093"/>
          <table:table-cell office:value-type="float" office:value="2.555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6.0"/>
          <table:table-cell office:value-type="float" office:value="4525.0"/>
          <table:table-cell office:value-type="float" office:value="239979.0"/>
          <table:table-cell office:value-type="float" office:value="905903.0"/>
          <table:table-cell office:value-type="float" office:value="244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059.0"/>
          <table:table-cell office:value-type="float" office:value="519377.0"/>
          <table:table-cell office:value-type="float" office:value="432663.0"/>
          <table:table-cell office:value-type="float" office:value="330311.0"/>
          <table:table-cell office:value-type="float" office:value="240698.0"/>
          <table:table-cell office:value-type="float" office:value="262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4.8065"/>
          <table:table-cell office:value-type="float" office:value="24.335"/>
          <table:table-cell office:value-type="float" office:value="21.24"/>
          <table:table-cell office:value-type="float" office:value="0.0"/>
          <table:table-cell office:value-type="float" office:value="0.0"/>
          <table:table-cell office:value-type="float" office:value="159.0"/>
          <table:table-cell office:value-type="float" office:value="50866.0"/>
          <table:table-cell office:value-type="float" office:value="337119.0"/>
          <table:table-cell office:value-type="float" office:value="329807.0"/>
          <table:table-cell office:value-type="float" office:value="1195390.0"/>
          <table:table-cell office:value-type="float" office:value="309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22.0355"/>
          <table:table-cell office:value-type="float" office:value="21.447"/>
          <table:table-cell office:value-type="float" office:value="16.16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2268.0"/>
          <table:table-cell office:value-type="float" office:value="223847.0"/>
          <table:table-cell office:value-type="float" office:value="329807.0"/>
          <table:table-cell office:value-type="float" office:value="1195390.0"/>
          <table:table-cell office:value-type="float" office:value="311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2.907"/>
          <table:table-cell office:value-type="float" office:value="2.414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997.0"/>
          <table:table-cell office:value-type="float" office:value="239979.0"/>
          <table:table-cell office:value-type="float" office:value="905904.0"/>
          <table:table-cell office:value-type="float" office:value="242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059.0"/>
          <table:table-cell office:value-type="float" office:value="519377.0"/>
          <table:table-cell office:value-type="float" office:value="432663.0"/>
          <table:table-cell office:value-type="float" office:value="330311.0"/>
          <table:table-cell office:value-type="float" office:value="240698.0"/>
          <table:table-cell office:value-type="float" office:value="262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7.8183"/>
          <table:table-cell office:value-type="float" office:value="27.294"/>
          <table:table-cell office:value-type="float" office:value="24.17"/>
          <table:table-cell office:value-type="float" office:value="0.0"/>
          <table:table-cell office:value-type="float" office:value="0.0"/>
          <table:table-cell office:value-type="float" office:value="152.0"/>
          <table:table-cell office:value-type="float" office:value="46153.0"/>
          <table:table-cell office:value-type="float" office:value="355589.0"/>
          <table:table-cell office:value-type="float" office:value="329807.0"/>
          <table:table-cell office:value-type="float" office:value="1195389.0"/>
          <table:table-cell office:value-type="float" office:value="311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16.9241"/>
          <table:table-cell office:value-type="float" office:value="16.366"/>
          <table:table-cell office:value-type="float" office:value="13.31"/>
          <table:table-cell office:value-type="float" office:value="1.0"/>
          <table:table-cell office:value-type="float" office:value="0.0"/>
          <table:table-cell office:value-type="float" office:value="111.0"/>
          <table:table-cell office:value-type="float" office:value="30414.0"/>
          <table:table-cell office:value-type="float" office:value="272454.0"/>
          <table:table-cell office:value-type="float" office:value="329807.0"/>
          <table:table-cell office:value-type="float" office:value="1195389.0"/>
          <table:table-cell office:value-type="float" office:value="308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3.03249"/>
          <table:table-cell office:value-type="float" office:value="2.484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4664.0"/>
          <table:table-cell office:value-type="float" office:value="239979.0"/>
          <table:table-cell office:value-type="float" office:value="905903.0"/>
          <table:table-cell office:value-type="float" office:value="245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059.0"/>
          <table:table-cell office:value-type="float" office:value="519377.0"/>
          <table:table-cell office:value-type="float" office:value="432663.0"/>
          <table:table-cell office:value-type="float" office:value="330311.0"/>
          <table:table-cell office:value-type="float" office:value="240698.0"/>
          <table:table-cell office:value-type="float" office:value="262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3.8112"/>
          <table:table-cell office:value-type="float" office:value="33.352"/>
          <table:table-cell office:value-type="float" office:value="30.14"/>
          <table:table-cell office:value-type="float" office:value="0.0"/>
          <table:table-cell office:value-type="float" office:value="0.0"/>
          <table:table-cell office:value-type="float" office:value="193.0"/>
          <table:table-cell office:value-type="float" office:value="63215.0"/>
          <table:table-cell office:value-type="float" office:value="404932.0"/>
          <table:table-cell office:value-type="float" office:value="329807.0"/>
          <table:table-cell office:value-type="float" office:value="1195389.0"/>
          <table:table-cell office:value-type="float" office:value="3096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19.6588"/>
          <table:table-cell office:value-type="float" office:value="19.207"/>
          <table:table-cell office:value-type="float" office:value="16.08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521.0"/>
          <table:table-cell office:value-type="float" office:value="185222.0"/>
          <table:table-cell office:value-type="float" office:value="329807.0"/>
          <table:table-cell office:value-type="float" office:value="1195389.0"/>
          <table:table-cell office:value-type="float" office:value="3089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2.9142"/>
          <table:table-cell office:value-type="float" office:value="2.365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2947.0"/>
          <table:table-cell office:value-type="float" office:value="239979.0"/>
          <table:table-cell office:value-type="float" office:value="905903.0"/>
          <table:table-cell office:value-type="float" office:value="242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059.0"/>
          <table:table-cell office:value-type="float" office:value="519377.0"/>
          <table:table-cell office:value-type="float" office:value="432663.0"/>
          <table:table-cell office:value-type="float" office:value="330311.0"/>
          <table:table-cell office:value-type="float" office:value="240698.0"/>
          <table:table-cell office:value-type="float" office:value="262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2.8108"/>
          <table:table-cell office:value-type="float" office:value="62.372"/>
          <table:table-cell office:value-type="float" office:value="59.26"/>
          <table:table-cell office:value-type="float" office:value="0.0"/>
          <table:table-cell office:value-type="float" office:value="0.0"/>
          <table:table-cell office:value-type="float" office:value="435.0"/>
          <table:table-cell office:value-type="float" office:value="144192.0"/>
          <table:table-cell office:value-type="float" office:value="948577.0"/>
          <table:table-cell office:value-type="float" office:value="329807.0"/>
          <table:table-cell office:value-type="float" office:value="1195390.0"/>
          <table:table-cell office:value-type="float" office:value="309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12.8811"/>
          <table:table-cell office:value-type="float" office:value="12.439"/>
          <table:table-cell office:value-type="float" office:value="9.26"/>
          <table:table-cell office:value-type="float" office:value="1.0"/>
          <table:table-cell office:value-type="float" office:value="0.0"/>
          <table:table-cell office:value-type="float" office:value="76.0"/>
          <table:table-cell office:value-type="float" office:value="20119.0"/>
          <table:table-cell office:value-type="float" office:value="146787.0"/>
          <table:table-cell office:value-type="float" office:value="329807.0"/>
          <table:table-cell office:value-type="float" office:value="1195390.0"/>
          <table:table-cell office:value-type="float" office:value="311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3.86929"/>
          <table:table-cell office:value-type="float" office:value="3.338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69.0"/>
          <table:table-cell office:value-type="float" office:value="18897.0"/>
          <table:table-cell office:value-type="float" office:value="239979.0"/>
          <table:table-cell office:value-type="float" office:value="905904.0"/>
          <table:table-cell office:value-type="float" office:value="24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9059.0"/>
          <table:table-cell office:value-type="float" office:value="519377.0"/>
          <table:table-cell office:value-type="float" office:value="432663.0"/>
          <table:table-cell office:value-type="float" office:value="330311.0"/>
          <table:table-cell office:value-type="float" office:value="240698.0"/>
          <table:table-cell office:value-type="float" office:value="262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2.1082"/>
          <table:table-cell office:value-type="float" office:value="11.71"/>
          <table:table-cell office:value-type="float" office:value="8.45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0568.0"/>
          <table:table-cell office:value-type="float" office:value="128487.0"/>
          <table:table-cell office:value-type="float" office:value="358858.0"/>
          <table:table-cell office:value-type="float" office:value="1305217.0"/>
          <table:table-cell office:value-type="float" office:value="328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4.32264"/>
          <table:table-cell office:value-type="float" office:value="3.821"/>
          <table:table-cell office:value-type="float" office:value="0.71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007.0"/>
          <table:table-cell office:value-type="float" office:value="6220.0"/>
          <table:table-cell office:value-type="float" office:value="358858.0"/>
          <table:table-cell office:value-type="float" office:value="1305217.0"/>
          <table:table-cell office:value-type="float" office:value="330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2.92734"/>
          <table:table-cell office:value-type="float" office:value="2.434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82.0"/>
          <table:table-cell office:value-type="float" office:value="269101.0"/>
          <table:table-cell office:value-type="float" office:value="1015733.0"/>
          <table:table-cell office:value-type="float" office:value="254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55.0"/>
          <table:table-cell office:value-type="float" office:value="567678.0"/>
          <table:table-cell office:value-type="float" office:value="475760.0"/>
          <table:table-cell office:value-type="float" office:value="359814.0"/>
          <table:table-cell office:value-type="float" office:value="251090.0"/>
          <table:table-cell office:value-type="float" office:value="262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1.2484"/>
          <table:table-cell office:value-type="float" office:value="10.751"/>
          <table:table-cell office:value-type="float" office:value="7.55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903.0"/>
          <table:table-cell office:value-type="float" office:value="154573.0"/>
          <table:table-cell office:value-type="float" office:value="358858.0"/>
          <table:table-cell office:value-type="float" office:value="1305217.0"/>
          <table:table-cell office:value-type="float" office:value="326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8.03818"/>
          <table:table-cell office:value-type="float" office:value="7.567"/>
          <table:table-cell office:value-type="float" office:value="4.35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16.0"/>
          <table:table-cell office:value-type="float" office:value="77613.0"/>
          <table:table-cell office:value-type="float" office:value="358858.0"/>
          <table:table-cell office:value-type="float" office:value="1305217.0"/>
          <table:table-cell office:value-type="float" office:value="326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3.34176"/>
          <table:table-cell office:value-type="float" office:value="2.759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32.0"/>
          <table:table-cell office:value-type="float" office:value="6422.0"/>
          <table:table-cell office:value-type="float" office:value="269101.0"/>
          <table:table-cell office:value-type="float" office:value="1015733.0"/>
          <table:table-cell office:value-type="float" office:value="257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55.0"/>
          <table:table-cell office:value-type="float" office:value="567678.0"/>
          <table:table-cell office:value-type="float" office:value="475760.0"/>
          <table:table-cell office:value-type="float" office:value="359814.0"/>
          <table:table-cell office:value-type="float" office:value="251090.0"/>
          <table:table-cell office:value-type="float" office:value="262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2.7516"/>
          <table:table-cell office:value-type="float" office:value="12.225"/>
          <table:table-cell office:value-type="float" office:value="8.9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001.0"/>
          <table:table-cell office:value-type="float" office:value="144004.0"/>
          <table:table-cell office:value-type="float" office:value="358858.0"/>
          <table:table-cell office:value-type="float" office:value="1305218.0"/>
          <table:table-cell office:value-type="float" office:value="327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5.52693"/>
          <table:table-cell office:value-type="float" office:value="4.999"/>
          <table:table-cell office:value-type="float" office:value="1.61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041.0"/>
          <table:table-cell office:value-type="float" office:value="32893.0"/>
          <table:table-cell office:value-type="float" office:value="358858.0"/>
          <table:table-cell office:value-type="float" office:value="1305218.0"/>
          <table:table-cell office:value-type="float" office:value="326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2.87825"/>
          <table:table-cell office:value-type="float" office:value="2.287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4896.0"/>
          <table:table-cell office:value-type="float" office:value="269101.0"/>
          <table:table-cell office:value-type="float" office:value="1015734.0"/>
          <table:table-cell office:value-type="float" office:value="256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55.0"/>
          <table:table-cell office:value-type="float" office:value="567678.0"/>
          <table:table-cell office:value-type="float" office:value="475760.0"/>
          <table:table-cell office:value-type="float" office:value="359814.0"/>
          <table:table-cell office:value-type="float" office:value="251090.0"/>
          <table:table-cell office:value-type="float" office:value="262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0.2935"/>
          <table:table-cell office:value-type="float" office:value="49.913"/>
          <table:table-cell office:value-type="float" office:value="46.51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9383.0"/>
          <table:table-cell office:value-type="float" office:value="716611.0"/>
          <table:table-cell office:value-type="float" office:value="358858.0"/>
          <table:table-cell office:value-type="float" office:value="1305219.0"/>
          <table:table-cell office:value-type="float" office:value="327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9.58879"/>
          <table:table-cell office:value-type="float" office:value="9.178"/>
          <table:table-cell office:value-type="float" office:value="5.76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8088.0"/>
          <table:table-cell office:value-type="float" office:value="60905.0"/>
          <table:table-cell office:value-type="float" office:value="358858.0"/>
          <table:table-cell office:value-type="float" office:value="1305219.0"/>
          <table:table-cell office:value-type="float" office:value="330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3.61159"/>
          <table:table-cell office:value-type="float" office:value="3.034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77.0"/>
          <table:table-cell office:value-type="float" office:value="13142.0"/>
          <table:table-cell office:value-type="float" office:value="269101.0"/>
          <table:table-cell office:value-type="float" office:value="1015735.0"/>
          <table:table-cell office:value-type="float" office:value="256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55.0"/>
          <table:table-cell office:value-type="float" office:value="567678.0"/>
          <table:table-cell office:value-type="float" office:value="475760.0"/>
          <table:table-cell office:value-type="float" office:value="359814.0"/>
          <table:table-cell office:value-type="float" office:value="251090.0"/>
          <table:table-cell office:value-type="float" office:value="262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8.48876"/>
          <table:table-cell office:value-type="float" office:value="8.031"/>
          <table:table-cell office:value-type="float" office:value="4.74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10669.0"/>
          <table:table-cell office:value-type="float" office:value="68011.0"/>
          <table:table-cell office:value-type="float" office:value="358858.0"/>
          <table:table-cell office:value-type="float" office:value="1305219.0"/>
          <table:table-cell office:value-type="float" office:value="328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7.52915"/>
          <table:table-cell office:value-type="float" office:value="6.953"/>
          <table:table-cell office:value-type="float" office:value="3.78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11836.0"/>
          <table:table-cell office:value-type="float" office:value="47893.0"/>
          <table:table-cell office:value-type="float" office:value="358858.0"/>
          <table:table-cell office:value-type="float" office:value="1305219.0"/>
          <table:table-cell office:value-type="float" office:value="328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3.11134"/>
          <table:table-cell office:value-type="float" office:value="2.596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4533.0"/>
          <table:table-cell office:value-type="float" office:value="269101.0"/>
          <table:table-cell office:value-type="float" office:value="1015735.0"/>
          <table:table-cell office:value-type="float" office:value="256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55.0"/>
          <table:table-cell office:value-type="float" office:value="567678.0"/>
          <table:table-cell office:value-type="float" office:value="475760.0"/>
          <table:table-cell office:value-type="float" office:value="359814.0"/>
          <table:table-cell office:value-type="float" office:value="251090.0"/>
          <table:table-cell office:value-type="float" office:value="262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8.1268"/>
          <table:table-cell office:value-type="float" office:value="17.842"/>
          <table:table-cell office:value-type="float" office:value="16.48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52307.0"/>
          <table:table-cell office:value-type="float" office:value="269297.0"/>
          <table:table-cell office:value-type="float" office:value="137042.0"/>
          <table:table-cell office:value-type="float" office:value="479896.0"/>
          <table:table-cell office:value-type="float" office:value="185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32.221"/>
          <table:table-cell office:value-type="float" office:value="31.84"/>
          <table:table-cell office:value-type="float" office:value="30.52"/>
          <table:table-cell office:value-type="float" office:value="0.0"/>
          <table:table-cell office:value-type="float" office:value="0.0"/>
          <table:table-cell office:value-type="float" office:value="372.0"/>
          <table:table-cell office:value-type="float" office:value="122388.0"/>
          <table:table-cell office:value-type="float" office:value="449431.0"/>
          <table:table-cell office:value-type="float" office:value="137042.0"/>
          <table:table-cell office:value-type="float" office:value="479896.0"/>
          <table:table-cell office:value-type="float" office:value="184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37102"/>
          <table:table-cell office:value-type="float" office:value="0.98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876.0"/>
          <table:table-cell office:value-type="float" office:value="84661.0"/>
          <table:table-cell office:value-type="float" office:value="313554.0"/>
          <table:table-cell office:value-type="float" office:value="146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97.0"/>
          <table:table-cell office:value-type="float" office:value="201274.0"/>
          <table:table-cell office:value-type="float" office:value="163442.0"/>
          <table:table-cell office:value-type="float" office:value="129918.0"/>
          <table:table-cell office:value-type="float" office:value="107336.0"/>
          <table:table-cell office:value-type="float" office:value="131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2.57"/>
          <table:table-cell office:value-type="float" office:value="22.233"/>
          <table:table-cell office:value-type="float" office:value="20.93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70421.0"/>
          <table:table-cell office:value-type="float" office:value="375685.0"/>
          <table:table-cell office:value-type="float" office:value="137042.0"/>
          <table:table-cell office:value-type="float" office:value="479896.0"/>
          <table:table-cell office:value-type="float" office:value="185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5.69939"/>
          <table:table-cell office:value-type="float" office:value="5.347"/>
          <table:table-cell office:value-type="float" office:value="4.0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199.0"/>
          <table:table-cell office:value-type="float" office:value="37656.0"/>
          <table:table-cell office:value-type="float" office:value="137042.0"/>
          <table:table-cell office:value-type="float" office:value="479896.0"/>
          <table:table-cell office:value-type="float" office:value="184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28641"/>
          <table:table-cell office:value-type="float" office:value="0.93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139.0"/>
          <table:table-cell office:value-type="float" office:value="84661.0"/>
          <table:table-cell office:value-type="float" office:value="313554.0"/>
          <table:table-cell office:value-type="float" office:value="148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97.0"/>
          <table:table-cell office:value-type="float" office:value="201274.0"/>
          <table:table-cell office:value-type="float" office:value="163442.0"/>
          <table:table-cell office:value-type="float" office:value="129918.0"/>
          <table:table-cell office:value-type="float" office:value="107336.0"/>
          <table:table-cell office:value-type="float" office:value="131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.292"/>
          <table:table-cell office:value-type="float" office:value="11.944"/>
          <table:table-cell office:value-type="float" office:value="10.62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854.0"/>
          <table:table-cell office:value-type="float" office:value="189773.0"/>
          <table:table-cell office:value-type="float" office:value="137042.0"/>
          <table:table-cell office:value-type="float" office:value="479896.0"/>
          <table:table-cell office:value-type="float" office:value="182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2.48592"/>
          <table:table-cell office:value-type="float" office:value="2.099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126.0"/>
          <table:table-cell office:value-type="float" office:value="20828.0"/>
          <table:table-cell office:value-type="float" office:value="137042.0"/>
          <table:table-cell office:value-type="float" office:value="479896.0"/>
          <table:table-cell office:value-type="float" office:value="184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31537"/>
          <table:table-cell office:value-type="float" office:value="0.90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30.0"/>
          <table:table-cell office:value-type="float" office:value="84661.0"/>
          <table:table-cell office:value-type="float" office:value="313554.0"/>
          <table:table-cell office:value-type="float" office:value="149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97.0"/>
          <table:table-cell office:value-type="float" office:value="201274.0"/>
          <table:table-cell office:value-type="float" office:value="163442.0"/>
          <table:table-cell office:value-type="float" office:value="129918.0"/>
          <table:table-cell office:value-type="float" office:value="107336.0"/>
          <table:table-cell office:value-type="float" office:value="131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5.447"/>
          <table:table-cell office:value-type="float" office:value="15.124"/>
          <table:table-cell office:value-type="float" office:value="13.83"/>
          <table:table-cell office:value-type="float" office:value="0.0"/>
          <table:table-cell office:value-type="float" office:value="0.0"/>
          <table:table-cell office:value-type="float" office:value="167.0"/>
          <table:table-cell office:value-type="float" office:value="51255.0"/>
          <table:table-cell office:value-type="float" office:value="253776.0"/>
          <table:table-cell office:value-type="float" office:value="137042.0"/>
          <table:table-cell office:value-type="float" office:value="479896.0"/>
          <table:table-cell office:value-type="float" office:value="184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95066"/>
          <table:table-cell office:value-type="float" office:value="1.563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50.0"/>
          <table:table-cell office:value-type="float" office:value="10969.0"/>
          <table:table-cell office:value-type="float" office:value="137042.0"/>
          <table:table-cell office:value-type="float" office:value="479896.0"/>
          <table:table-cell office:value-type="float" office:value="185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32437"/>
          <table:table-cell office:value-type="float" office:value="0.94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833.0"/>
          <table:table-cell office:value-type="float" office:value="84661.0"/>
          <table:table-cell office:value-type="float" office:value="313554.0"/>
          <table:table-cell office:value-type="float" office:value="1481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97.0"/>
          <table:table-cell office:value-type="float" office:value="201274.0"/>
          <table:table-cell office:value-type="float" office:value="163442.0"/>
          <table:table-cell office:value-type="float" office:value="129918.0"/>
          <table:table-cell office:value-type="float" office:value="107336.0"/>
          <table:table-cell office:value-type="float" office:value="131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5.2929"/>
          <table:table-cell office:value-type="float" office:value="14.968"/>
          <table:table-cell office:value-type="float" office:value="13.7"/>
          <table:table-cell office:value-type="float" office:value="0.0"/>
          <table:table-cell office:value-type="float" office:value="0.0"/>
          <table:table-cell office:value-type="float" office:value="127.0"/>
          <table:table-cell office:value-type="float" office:value="41842.0"/>
          <table:table-cell office:value-type="float" office:value="266989.0"/>
          <table:table-cell office:value-type="float" office:value="137042.0"/>
          <table:table-cell office:value-type="float" office:value="479896.0"/>
          <table:table-cell office:value-type="float" office:value="1828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9.20359"/>
          <table:table-cell office:value-type="float" office:value="8.877"/>
          <table:table-cell office:value-type="float" office:value="7.58"/>
          <table:table-cell office:value-type="float" office:value="1.0"/>
          <table:table-cell office:value-type="float" office:value="0.0"/>
          <table:table-cell office:value-type="float" office:value="117.0"/>
          <table:table-cell office:value-type="float" office:value="28366.0"/>
          <table:table-cell office:value-type="float" office:value="132530.0"/>
          <table:table-cell office:value-type="float" office:value="137042.0"/>
          <table:table-cell office:value-type="float" office:value="479896.0"/>
          <table:table-cell office:value-type="float" office:value="184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33431"/>
          <table:table-cell office:value-type="float" office:value="0.9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79.0"/>
          <table:table-cell office:value-type="float" office:value="84661.0"/>
          <table:table-cell office:value-type="float" office:value="313554.0"/>
          <table:table-cell office:value-type="float" office:value="146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97.0"/>
          <table:table-cell office:value-type="float" office:value="201274.0"/>
          <table:table-cell office:value-type="float" office:value="163442.0"/>
          <table:table-cell office:value-type="float" office:value="129918.0"/>
          <table:table-cell office:value-type="float" office:value="107336.0"/>
          <table:table-cell office:value-type="float" office:value="131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5.3017"/>
          <table:table-cell office:value-type="float" office:value="14.944"/>
          <table:table-cell office:value-type="float" office:value="11.96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28415.0"/>
          <table:table-cell office:value-type="float" office:value="209893.0"/>
          <table:table-cell office:value-type="float" office:value="313564.0"/>
          <table:table-cell office:value-type="float" office:value="1133704.0"/>
          <table:table-cell office:value-type="float" office:value="303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5.39318"/>
          <table:table-cell office:value-type="float" office:value="4.964"/>
          <table:table-cell office:value-type="float" office:value="1.9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6901.0"/>
          <table:table-cell office:value-type="float" office:value="13115.0"/>
          <table:table-cell office:value-type="float" office:value="313564.0"/>
          <table:table-cell office:value-type="float" office:value="1133704.0"/>
          <table:table-cell office:value-type="float" office:value="302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2.33073"/>
          <table:table-cell office:value-type="float" office:value="1.991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5696.0"/>
          <table:table-cell office:value-type="float" office:value="223621.0"/>
          <table:table-cell office:value-type="float" office:value="843626.0"/>
          <table:table-cell office:value-type="float" office:value="234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277.0"/>
          <table:table-cell office:value-type="float" office:value="492216.0"/>
          <table:table-cell office:value-type="float" office:value="408404.0"/>
          <table:table-cell office:value-type="float" office:value="313716.0"/>
          <table:table-cell office:value-type="float" office:value="234902.0"/>
          <table:table-cell office:value-type="float" office:value="262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30.6864"/>
          <table:table-cell office:value-type="float" office:value="30.274"/>
          <table:table-cell office:value-type="float" office:value="27.22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869.0"/>
          <table:table-cell office:value-type="float" office:value="431920.0"/>
          <table:table-cell office:value-type="float" office:value="313564.0"/>
          <table:table-cell office:value-type="float" office:value="1133703.0"/>
          <table:table-cell office:value-type="float" office:value="302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6.49838"/>
          <table:table-cell office:value-type="float" office:value="6.079"/>
          <table:table-cell office:value-type="float" office:value="3.17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8995.0"/>
          <table:table-cell office:value-type="float" office:value="45764.0"/>
          <table:table-cell office:value-type="float" office:value="313564.0"/>
          <table:table-cell office:value-type="float" office:value="1133703.0"/>
          <table:table-cell office:value-type="float" office:value="303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2.23715"/>
          <table:table-cell office:value-type="float" office:value="1.929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6191.0"/>
          <table:table-cell office:value-type="float" office:value="223621.0"/>
          <table:table-cell office:value-type="float" office:value="843625.0"/>
          <table:table-cell office:value-type="float" office:value="237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277.0"/>
          <table:table-cell office:value-type="float" office:value="492216.0"/>
          <table:table-cell office:value-type="float" office:value="408404.0"/>
          <table:table-cell office:value-type="float" office:value="313716.0"/>
          <table:table-cell office:value-type="float" office:value="234902.0"/>
          <table:table-cell office:value-type="float" office:value="262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7.5503"/>
          <table:table-cell office:value-type="float" office:value="17.101"/>
          <table:table-cell office:value-type="float" office:value="13.9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3665.0"/>
          <table:table-cell office:value-type="float" office:value="186878.0"/>
          <table:table-cell office:value-type="float" office:value="313564.0"/>
          <table:table-cell office:value-type="float" office:value="1133703.0"/>
          <table:table-cell office:value-type="float" office:value="303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27.9714"/>
          <table:table-cell office:value-type="float" office:value="27.552"/>
          <table:table-cell office:value-type="float" office:value="24.6"/>
          <table:table-cell office:value-type="float" office:value="1.0"/>
          <table:table-cell office:value-type="float" office:value="0.0"/>
          <table:table-cell office:value-type="float" office:value="222.0"/>
          <table:table-cell office:value-type="float" office:value="69079.0"/>
          <table:table-cell office:value-type="float" office:value="509746.0"/>
          <table:table-cell office:value-type="float" office:value="313564.0"/>
          <table:table-cell office:value-type="float" office:value="1133703.0"/>
          <table:table-cell office:value-type="float" office:value="302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2.71681"/>
          <table:table-cell office:value-type="float" office:value="2.312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84.0"/>
          <table:table-cell office:value-type="float" office:value="12594.0"/>
          <table:table-cell office:value-type="float" office:value="223621.0"/>
          <table:table-cell office:value-type="float" office:value="843625.0"/>
          <table:table-cell office:value-type="float" office:value="236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277.0"/>
          <table:table-cell office:value-type="float" office:value="492216.0"/>
          <table:table-cell office:value-type="float" office:value="408404.0"/>
          <table:table-cell office:value-type="float" office:value="313716.0"/>
          <table:table-cell office:value-type="float" office:value="234902.0"/>
          <table:table-cell office:value-type="float" office:value="262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1.9437"/>
          <table:table-cell office:value-type="float" office:value="71.517"/>
          <table:table-cell office:value-type="float" office:value="68.56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03113.0"/>
          <table:table-cell office:value-type="float" office:value="1019586.0"/>
          <table:table-cell office:value-type="float" office:value="313564.0"/>
          <table:table-cell office:value-type="float" office:value="1133703.0"/>
          <table:table-cell office:value-type="float" office:value="3013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5.62751"/>
          <table:table-cell office:value-type="float" office:value="5.158"/>
          <table:table-cell office:value-type="float" office:value="2.2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242.0"/>
          <table:table-cell office:value-type="float" office:value="87555.0"/>
          <table:table-cell office:value-type="float" office:value="313564.0"/>
          <table:table-cell office:value-type="float" office:value="1133703.0"/>
          <table:table-cell office:value-type="float" office:value="3039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3.04746"/>
          <table:table-cell office:value-type="float" office:value="2.61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53.0"/>
          <table:table-cell office:value-type="float" office:value="19017.0"/>
          <table:table-cell office:value-type="float" office:value="223621.0"/>
          <table:table-cell office:value-type="float" office:value="843625.0"/>
          <table:table-cell office:value-type="float" office:value="233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277.0"/>
          <table:table-cell office:value-type="float" office:value="492216.0"/>
          <table:table-cell office:value-type="float" office:value="408404.0"/>
          <table:table-cell office:value-type="float" office:value="313716.0"/>
          <table:table-cell office:value-type="float" office:value="234902.0"/>
          <table:table-cell office:value-type="float" office:value="262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07.819"/>
          <table:table-cell office:value-type="float" office:value="107.369"/>
          <table:table-cell office:value-type="float" office:value="104.43"/>
          <table:table-cell office:value-type="float" office:value="0.0"/>
          <table:table-cell office:value-type="float" office:value="0.0"/>
          <table:table-cell office:value-type="float" office:value="677.0"/>
          <table:table-cell office:value-type="float" office:value="254404.0"/>
          <table:table-cell office:value-type="float" office:value="1344710.0"/>
          <table:table-cell office:value-type="float" office:value="313564.0"/>
          <table:table-cell office:value-type="float" office:value="1133705.0"/>
          <table:table-cell office:value-type="float" office:value="3006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33.251"/>
          <table:table-cell office:value-type="float" office:value="32.809"/>
          <table:table-cell office:value-type="float" office:value="29.93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82910.0"/>
          <table:table-cell office:value-type="float" office:value="523245.0"/>
          <table:table-cell office:value-type="float" office:value="313564.0"/>
          <table:table-cell office:value-type="float" office:value="1133705.0"/>
          <table:table-cell office:value-type="float" office:value="300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3.41129"/>
          <table:table-cell office:value-type="float" office:value="3.001"/>
          <table:table-cell office:value-type="float" office:value="0.8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797.0"/>
          <table:table-cell office:value-type="float" office:value="27231.0"/>
          <table:table-cell office:value-type="float" office:value="223621.0"/>
          <table:table-cell office:value-type="float" office:value="843627.0"/>
          <table:table-cell office:value-type="float" office:value="236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5277.0"/>
          <table:table-cell office:value-type="float" office:value="492216.0"/>
          <table:table-cell office:value-type="float" office:value="408404.0"/>
          <table:table-cell office:value-type="float" office:value="313716.0"/>
          <table:table-cell office:value-type="float" office:value="234902.0"/>
          <table:table-cell office:value-type="float" office:value="262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16384"/>
          <table:table-cell office:value-type="float" office:value="0.829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865.0"/>
          <table:table-cell office:value-type="float" office:value="15632.0"/>
          <table:table-cell office:value-type="float" office:value="49726.0"/>
          <table:table-cell office:value-type="float" office:value="172018.0"/>
          <table:table-cell office:value-type="float" office:value="1231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909716"/>
          <table:table-cell office:value-type="float" office:value="0.5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36.0"/>
          <table:table-cell office:value-type="float" office:value="49726.0"/>
          <table:table-cell office:value-type="float" office:value="172018.0"/>
          <table:table-cell office:value-type="float" office:value="120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70027"/>
          <table:table-cell office:value-type="float" office:value="0.3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3.0"/>
          <table:table-cell office:value-type="float" office:value="34710.0"/>
          <table:table-cell office:value-type="float" office:value="122522.0"/>
          <table:table-cell office:value-type="float" office:value="110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892.0"/>
          <table:table-cell office:value-type="float" office:value="87438.0"/>
          <table:table-cell office:value-type="float" office:value="56471.0"/>
          <table:table-cell office:value-type="float" office:value="56037.0"/>
          <table:table-cell office:value-type="float" office:value="40483.0"/>
          <table:table-cell office:value-type="float" office:value="524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55672"/>
          <table:table-cell office:value-type="float" office:value="1.305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613.0"/>
          <table:table-cell office:value-type="float" office:value="30238.0"/>
          <table:table-cell office:value-type="float" office:value="49726.0"/>
          <table:table-cell office:value-type="float" office:value="172018.0"/>
          <table:table-cell office:value-type="float" office:value="125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840755"/>
          <table:table-cell office:value-type="float" office:value="0.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90.0"/>
          <table:table-cell office:value-type="float" office:value="49726.0"/>
          <table:table-cell office:value-type="float" office:value="172018.0"/>
          <table:table-cell office:value-type="float" office:value="123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88521"/>
          <table:table-cell office:value-type="float" office:value="0.3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4.0"/>
          <table:table-cell office:value-type="float" office:value="34710.0"/>
          <table:table-cell office:value-type="float" office:value="122522.0"/>
          <table:table-cell office:value-type="float" office:value="110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892.0"/>
          <table:table-cell office:value-type="float" office:value="87438.0"/>
          <table:table-cell office:value-type="float" office:value="56471.0"/>
          <table:table-cell office:value-type="float" office:value="56037.0"/>
          <table:table-cell office:value-type="float" office:value="40483.0"/>
          <table:table-cell office:value-type="float" office:value="524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55098"/>
          <table:table-cell office:value-type="float" office:value="0.46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025.0"/>
          <table:table-cell office:value-type="float" office:value="49726.0"/>
          <table:table-cell office:value-type="float" office:value="172018.0"/>
          <table:table-cell office:value-type="float" office:value="123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849274"/>
          <table:table-cell office:value-type="float" office:value="0.5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.0"/>
          <table:table-cell office:value-type="float" office:value="49726.0"/>
          <table:table-cell office:value-type="float" office:value="172018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54398"/>
          <table:table-cell office:value-type="float" office:value="0.3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.0"/>
          <table:table-cell office:value-type="float" office:value="34710.0"/>
          <table:table-cell office:value-type="float" office:value="122522.0"/>
          <table:table-cell office:value-type="float" office:value="111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892.0"/>
          <table:table-cell office:value-type="float" office:value="87438.0"/>
          <table:table-cell office:value-type="float" office:value="56471.0"/>
          <table:table-cell office:value-type="float" office:value="56037.0"/>
          <table:table-cell office:value-type="float" office:value="40483.0"/>
          <table:table-cell office:value-type="float" office:value="524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95552"/>
          <table:table-cell office:value-type="float" office:value="0.57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08.0"/>
          <table:table-cell office:value-type="float" office:value="3443.0"/>
          <table:table-cell office:value-type="float" office:value="49726.0"/>
          <table:table-cell office:value-type="float" office:value="172018.0"/>
          <table:table-cell office:value-type="float" office:value="1231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895089"/>
          <table:table-cell office:value-type="float" office:value="0.5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49726.0"/>
          <table:table-cell office:value-type="float" office:value="172018.0"/>
          <table:table-cell office:value-type="float" office:value="123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61678"/>
          <table:table-cell office:value-type="float" office:value="0.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6.0"/>
          <table:table-cell office:value-type="float" office:value="34710.0"/>
          <table:table-cell office:value-type="float" office:value="122522.0"/>
          <table:table-cell office:value-type="float" office:value="110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892.0"/>
          <table:table-cell office:value-type="float" office:value="87438.0"/>
          <table:table-cell office:value-type="float" office:value="56471.0"/>
          <table:table-cell office:value-type="float" office:value="56037.0"/>
          <table:table-cell office:value-type="float" office:value="40483.0"/>
          <table:table-cell office:value-type="float" office:value="524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98429"/>
          <table:table-cell office:value-type="float" office:value="0.5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43.0"/>
          <table:table-cell office:value-type="float" office:value="4627.0"/>
          <table:table-cell office:value-type="float" office:value="49726.0"/>
          <table:table-cell office:value-type="float" office:value="172018.0"/>
          <table:table-cell office:value-type="float" office:value="1231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894165"/>
          <table:table-cell office:value-type="float" office:value="0.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54.0"/>
          <table:table-cell office:value-type="float" office:value="49726.0"/>
          <table:table-cell office:value-type="float" office:value="172018.0"/>
          <table:table-cell office:value-type="float" office:value="123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72703"/>
          <table:table-cell office:value-type="float" office:value="0.36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1.0"/>
          <table:table-cell office:value-type="float" office:value="34710.0"/>
          <table:table-cell office:value-type="float" office:value="122522.0"/>
          <table:table-cell office:value-type="float" office:value="111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892.0"/>
          <table:table-cell office:value-type="float" office:value="87438.0"/>
          <table:table-cell office:value-type="float" office:value="56471.0"/>
          <table:table-cell office:value-type="float" office:value="56037.0"/>
          <table:table-cell office:value-type="float" office:value="40483.0"/>
          <table:table-cell office:value-type="float" office:value="524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